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91pt" svg:x="12.73pt" svg:y="2.58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9054" calcext:value-type="float">
            <text:p>169054</text:p>
          </table:table-cell>
          <table:table-cell table:style-name="ce1" table:formula="of:=SUM([.H3:.H70])" office:value-type="float" office:value="10262" calcext:value-type="float">
            <text:p>10262</text:p>
          </table:table-cell>
          <table:table-cell table:style-name="ce6" table:formula="of:=([.H72]/[.G72])" office:value-type="percentage" office:value="0.0607024974268577" calcext:value-type="percentage">
            <text:p>6.07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4:21:52.034152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9-15T14:23:12.208877474</dc:date>
    <meta:editing-duration>P2DT16H51M17S</meta:editing-duration>
    <meta:editing-cycles>126</meta:editing-cycles>
    <meta:generator>LibreOffice/6.0.7.3$Linux_X86_64 LibreOffice_project/00m0$Build-3</meta:generator>
    <meta:document-statistic meta:table-count="2" meta:cell-count="142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